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monospace" svg:font-family="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PM</text:p>
      <text:p text:style-name="P2">installer la derniere version npm install -g <text:a xlink:type="simple" xlink:href="mailto:np@lastest" text:style-name="Internet_20_link" text:visited-style-name="Visited_20_Internet_20_Link">np@lastest</text:a></text:p>
      <text:p text:style-name="P2">npm install pckg –save permet d'update le package.json en meme temp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monospace" svg:font-family="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8-01T11:18:23.16</meta:creation-date>
    <dc:date>2018-08-01T11:47:28.44</dc:date>
    <meta:editing-duration>PT29M5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3" meta:word-count="20" meta:character-count="126"/>
  </office:meta>
</office:document-meta>
</file>